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pitch="variable"/>
    <style:font-face style:name="Andale Sans UI" svg:font-family="'Andale Sans UI'" style:font-family-generic="system" style:font-pitch="variable"/>
    <style:font-face style:name="Tahoma" svg:font-family="Tahoma"/>
    <style:font-face style:name="Tahoma1" svg:font-family="Tahoma" style:font-family-generic="system" style:font-pitch="variable"/>
    <style:font-face style:name="Thorndale" svg:font-family="Thorndale" style:font-family-generic="roman" style:font-pitch="variable"/>
  </office:font-face-decls>
  <office:automatic-styles>
    <style:style style:name="P1" style:family="paragraph" style:parent-style-name="Footer">
      <style:text-properties fo:font-size="10pt" style:font-size-asian="10pt" style:font-size-complex="10pt"/>
    </style:style>
    <style:style style:name="P2" style:family="paragraph" style:parent-style-name="Header">
      <style:text-properties fo:font-size="10pt" style:font-size-asian="10pt" style:font-size-complex="10pt"/>
    </style:style>
    <style:style style:name="P3" style:family="paragraph" style:parent-style-name="Header">
      <style:text-properties fo:font-size="10pt" style:text-underline-style="solid" style:text-underline-width="auto" style:text-underline-color="font-color" style:font-size-asian="10pt" style:font-size-complex="10pt"/>
    </style:style>
    <style:style style:name="P4" style:family="paragraph" style:parent-style-name="Text_20_body">
      <style:paragraph-properties fo:break-before="page"/>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Text_20_body">
      <style:text-properties officeooo:rsid="0027ee80" officeooo:paragraph-rsid="0027ee80"/>
    </style:style>
    <style:style style:name="P10" style:family="paragraph" style:parent-style-name="Text_20_body">
      <style:text-properties officeooo:rsid="002d02d9" officeooo:paragraph-rsid="002d02d9"/>
    </style:style>
    <style:style style:name="P11" style:family="paragraph" style:parent-style-name="Text_20_body">
      <style:text-properties officeooo:rsid="0034ac85" officeooo:paragraph-rsid="0034ac85"/>
    </style:style>
    <style:style style:name="P12" style:family="paragraph" style:parent-style-name="Text_20_body">
      <style:text-properties officeooo:rsid="0017209e" officeooo:paragraph-rsid="0017209e"/>
    </style:style>
    <style:style style:name="P13" style:family="paragraph" style:parent-style-name="Text_20_body">
      <style:text-properties officeooo:rsid="00176510" officeooo:paragraph-rsid="00176510"/>
    </style:style>
    <style:style style:name="P14" style:family="paragraph" style:parent-style-name="Text_20_body">
      <style:text-properties officeooo:rsid="001a5132" officeooo:paragraph-rsid="001a5132"/>
    </style:style>
    <style:style style:name="P15" style:family="paragraph" style:parent-style-name="Text_20_body">
      <style:text-properties officeooo:rsid="001c749a" officeooo:paragraph-rsid="001c749a"/>
    </style:style>
    <style:style style:name="P16" style:family="paragraph" style:parent-style-name="Text_20_body">
      <style:text-properties officeooo:rsid="001d3828" officeooo:paragraph-rsid="001d3828"/>
    </style:style>
    <style:style style:name="P17" style:family="paragraph" style:parent-style-name="Text_20_body">
      <style:text-properties officeooo:rsid="001e575c" officeooo:paragraph-rsid="001e575c"/>
    </style:style>
    <style:style style:name="P18" style:family="paragraph" style:parent-style-name="Text_20_body">
      <style:text-properties officeooo:rsid="001fdc2d" officeooo:paragraph-rsid="001fdc2d"/>
    </style:style>
    <style:style style:name="P19" style:family="paragraph" style:parent-style-name="Text_20_body">
      <style:text-properties officeooo:rsid="0020fb66" officeooo:paragraph-rsid="0020fb66"/>
    </style:style>
    <style:style style:name="P20" style:family="paragraph" style:parent-style-name="Text_20_body">
      <style:text-properties officeooo:rsid="00286e10" officeooo:paragraph-rsid="00286e10"/>
    </style:style>
    <style:style style:name="P21" style:family="paragraph" style:parent-style-name="Text_20_body">
      <style:text-properties officeooo:rsid="00318f62" officeooo:paragraph-rsid="00318f62"/>
    </style:style>
    <style:style style:name="P22" style:family="paragraph" style:parent-style-name="Text_20_body">
      <style:text-properties officeooo:rsid="003b05cf" officeooo:paragraph-rsid="003b05cf"/>
    </style:style>
    <style:style style:name="P23" style:family="paragraph" style:parent-style-name="Text_20_body">
      <style:paragraph-properties fo:break-before="page"/>
      <style:text-properties officeooo:rsid="003b05cf" officeooo:paragraph-rsid="003b05cf"/>
    </style:style>
    <style:style style:name="P24" style:family="paragraph" style:parent-style-name="Text_20_body">
      <style:text-properties officeooo:rsid="003c8dcf" officeooo:paragraph-rsid="003c8dcf"/>
    </style:style>
    <style:style style:name="P25" style:family="paragraph" style:parent-style-name="Text_20_body">
      <style:text-properties officeooo:rsid="003d1375" officeooo:paragraph-rsid="003d1375"/>
    </style:style>
    <style:style style:name="P26" style:family="paragraph" style:parent-style-name="Text_20_body">
      <style:text-properties officeooo:rsid="0040a664" officeooo:paragraph-rsid="0040a664"/>
    </style:style>
    <style:style style:name="P27" style:family="paragraph" style:parent-style-name="Text_20_body">
      <style:text-properties officeooo:rsid="0014f2d5" officeooo:paragraph-rsid="0014f2d5"/>
    </style:style>
    <style:style style:name="P28" style:family="paragraph" style:parent-style-name="Text_20_body">
      <style:text-properties officeooo:rsid="0015c3fe" officeooo:paragraph-rsid="0015c3fe"/>
    </style:style>
    <style:style style:name="P29" style:family="paragraph" style:parent-style-name="Text_20_body">
      <style:text-properties officeooo:rsid="00211331" officeooo:paragraph-rsid="0033d1ae"/>
    </style:style>
    <style:style style:name="P30" style:family="paragraph" style:parent-style-name="Text_20_body">
      <style:text-properties officeooo:rsid="00247946" officeooo:paragraph-rsid="00247946"/>
    </style:style>
    <style:style style:name="P31" style:family="paragraph" style:parent-style-name="Text_20_body">
      <style:text-properties fo:font-style="italic" officeooo:rsid="003b05cf" officeooo:paragraph-rsid="003b05cf" style:font-style-asian="italic" style:font-style-complex="italic"/>
    </style:style>
    <style:style style:name="P32" style:family="paragraph" style:parent-style-name="Text_20_body">
      <style:text-properties fo:font-style="italic" officeooo:rsid="003d1375" officeooo:paragraph-rsid="003d1375" style:font-style-asian="italic" style:font-style-complex="italic"/>
    </style:style>
    <style:style style:name="P33" style:family="paragraph" style:parent-style-name="Text_20_body">
      <style:text-properties fo:font-style="italic" fo:font-weight="normal" officeooo:rsid="003c8dcf" officeooo:paragraph-rsid="003c8dcf" style:font-style-asian="italic" style:font-weight-asian="normal" style:font-style-complex="italic" style:font-weight-complex="normal"/>
    </style:style>
    <style:style style:name="P34" style:family="paragraph" style:parent-style-name="Text_20_body">
      <style:text-properties fo:font-style="normal" fo:font-weight="normal" officeooo:rsid="011cf11e" officeooo:paragraph-rsid="003c8dcf" style:font-style-asian="normal" style:font-weight-asian="normal" style:font-style-complex="normal" style:font-weight-complex="normal"/>
    </style:style>
    <style:style style:name="P35" style:family="paragraph" style:parent-style-name="Text_20_body">
      <style:text-properties officeooo:rsid="003f6474" officeooo:paragraph-rsid="003f6474"/>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Contents_20_3">
      <style:paragraph-properties>
        <style:tab-stops>
          <style:tab-stop style:position="15.998cm" style:type="right" style:leader-style="dotted" style:leader-text="."/>
        </style:tab-stops>
      </style:paragraph-properties>
    </style:style>
    <style:style style:name="P39" style:family="paragraph" style:parent-style-name="Contents_20_Heading">
      <style:paragraph-properties fo:break-before="page"/>
    </style:style>
    <style:style style:name="P40" style:family="paragraph" style:parent-style-name="Heading_20_1">
      <style:paragraph-properties fo:margin-left="0cm" fo:margin-right="0cm" fo:margin-top="5.001cm" fo:margin-bottom="0.21cm" style:contextual-spacing="false" fo:text-align="center" style:justify-single-word="false" fo:text-indent="0cm" style:auto-text-indent="false"/>
      <style:text-properties fo:font-size="24pt" officeooo:paragraph-rsid="000f23bc" style:font-size-asian="24pt" style:font-size-complex="24pt"/>
    </style:style>
    <style:style style:name="P41" style:family="paragraph" style:parent-style-name="Heading_20_1" style:list-style-name="">
      <style:text-properties officeooo:rsid="001288d5" officeooo:paragraph-rsid="001288d5"/>
    </style:style>
    <style:style style:name="P42" style:family="paragraph" style:parent-style-name="Heading_20_1">
      <style:paragraph-properties fo:break-before="page"/>
      <style:text-properties officeooo:rsid="001288d5" officeooo:paragraph-rsid="001288d5"/>
    </style:style>
    <style:style style:name="P43" style:family="paragraph" style:parent-style-name="Heading_20_1">
      <style:text-properties officeooo:rsid="001288d5" officeooo:paragraph-rsid="001288d5"/>
    </style:style>
    <style:style style:name="P44" style:family="paragraph" style:parent-style-name="Heading_20_1">
      <style:text-properties officeooo:rsid="001782b8" officeooo:paragraph-rsid="001782b8"/>
    </style:style>
    <style:style style:name="P45" style:family="paragraph" style:parent-style-name="Heading_20_2">
      <style:text-properties officeooo:rsid="0027ee80" officeooo:paragraph-rsid="0027ee80"/>
    </style:style>
    <style:style style:name="P46" style:family="paragraph" style:parent-style-name="Heading_20_2">
      <style:paragraph-properties fo:break-before="page"/>
      <style:text-properties officeooo:rsid="002d02d9" officeooo:paragraph-rsid="002d02d9"/>
    </style:style>
    <style:style style:name="P47" style:family="paragraph" style:parent-style-name="Heading_20_2">
      <style:text-properties officeooo:rsid="0013593f" officeooo:paragraph-rsid="0013593f"/>
    </style:style>
    <style:style style:name="P48" style:family="paragraph" style:parent-style-name="Heading_20_2">
      <style:paragraph-properties fo:break-before="page"/>
      <style:text-properties officeooo:rsid="0013593f" officeooo:paragraph-rsid="0013593f"/>
    </style:style>
    <style:style style:name="P49" style:family="paragraph" style:parent-style-name="Heading_20_2">
      <style:text-properties officeooo:rsid="0034ac85" officeooo:paragraph-rsid="0034ac85"/>
    </style:style>
    <style:style style:name="P50" style:family="paragraph" style:parent-style-name="Heading_20_3">
      <style:text-properties officeooo:rsid="0027ee80" officeooo:paragraph-rsid="0027ee80"/>
    </style:style>
    <style:style style:name="P51" style:family="paragraph" style:parent-style-name="Heading_20_3">
      <style:text-properties officeooo:rsid="00286e10" officeooo:paragraph-rsid="00286e10"/>
    </style:style>
    <style:style style:name="P52" style:family="paragraph" style:parent-style-name="Heading_20_3">
      <style:text-properties officeooo:rsid="002d02d9" officeooo:paragraph-rsid="002d02d9"/>
    </style:style>
    <style:style style:name="P53" style:family="paragraph" style:parent-style-name="Heading_20_3">
      <style:text-properties officeooo:rsid="00318f62" officeooo:paragraph-rsid="00318f62"/>
    </style:style>
    <style:style style:name="P54" style:family="paragraph" style:parent-style-name="Heading_20_3">
      <style:text-properties officeooo:rsid="0017209e" officeooo:paragraph-rsid="0017209e"/>
    </style:style>
    <style:style style:name="P55" style:family="paragraph" style:parent-style-name="Heading_20_3">
      <style:text-properties officeooo:rsid="00176510" officeooo:paragraph-rsid="00176510"/>
    </style:style>
    <style:style style:name="P56" style:family="paragraph" style:parent-style-name="Heading_20_3">
      <style:text-properties officeooo:rsid="001a5132" officeooo:paragraph-rsid="001a5132"/>
    </style:style>
    <style:style style:name="P57" style:family="paragraph" style:parent-style-name="Heading_20_3">
      <style:text-properties officeooo:rsid="001c749a" officeooo:paragraph-rsid="001c749a"/>
    </style:style>
    <style:style style:name="P58" style:family="paragraph" style:parent-style-name="Heading_20_3">
      <style:text-properties officeooo:rsid="001d3828" officeooo:paragraph-rsid="001d3828"/>
    </style:style>
    <style:style style:name="P59" style:family="paragraph" style:parent-style-name="Heading_20_3">
      <style:text-properties officeooo:rsid="001e575c" officeooo:paragraph-rsid="001e575c"/>
    </style:style>
    <style:style style:name="P60" style:family="paragraph" style:parent-style-name="Heading_20_3">
      <style:text-properties officeooo:rsid="001fdc2d" officeooo:paragraph-rsid="001fdc2d"/>
    </style:style>
    <style:style style:name="P61" style:family="paragraph" style:parent-style-name="Heading_20_3">
      <style:text-properties officeooo:rsid="0020fb66" officeooo:paragraph-rsid="0020fb66"/>
    </style:style>
    <style:style style:name="P62" style:family="paragraph" style:parent-style-name="Heading_20_3">
      <style:text-properties officeooo:rsid="003d1375" officeooo:paragraph-rsid="003d1375"/>
    </style:style>
    <style:style style:name="P63" style:family="paragraph" style:parent-style-name="Heading_20_3">
      <style:paragraph-properties fo:break-before="page"/>
      <style:text-properties officeooo:rsid="003d1375" officeooo:paragraph-rsid="003d1375"/>
    </style:style>
    <style:style style:name="P64" style:family="paragraph" style:parent-style-name="Heading_20_3">
      <style:text-properties officeooo:rsid="003b05cf" officeooo:paragraph-rsid="003b05cf"/>
    </style:style>
    <style:style style:name="P65" style:family="paragraph" style:parent-style-name="Heading_20_3">
      <style:text-properties officeooo:rsid="003c8dcf" officeooo:paragraph-rsid="003c8dcf"/>
    </style:style>
    <style:style style:name="P66" style:family="paragraph" style:parent-style-name="Heading_20_3">
      <style:text-properties officeooo:rsid="0040a664" officeooo:paragraph-rsid="0040a664"/>
    </style:style>
    <style:style style:name="P67" style:family="paragraph" style:parent-style-name="Heading_20_3">
      <style:text-properties officeooo:paragraph-rsid="0041de7d"/>
    </style:style>
    <style:style style:name="P68" style:family="paragraph" style:parent-style-name="Heading_20_3">
      <style:text-properties officeooo:rsid="0042c7bf" officeooo:paragraph-rsid="0042c7bf"/>
    </style:style>
    <style:style style:name="P69" style:family="paragraph" style:parent-style-name="Heading_20_3">
      <style:text-properties officeooo:rsid="0043efbb" officeooo:paragraph-rsid="0043efbb"/>
    </style:style>
    <style:style style:name="P70" style:family="paragraph" style:parent-style-name="Text_20_body">
      <style:text-properties fo:font-style="normal" fo:font-weight="normal" officeooo:rsid="011e52fe" officeooo:paragraph-rsid="0041de7d" style:font-style-asian="normal" style:font-weight-asian="normal" style:font-style-complex="normal" style:font-weight-complex="normal"/>
    </style:style>
    <style:style style:name="P71" style:family="paragraph" style:parent-style-name="Text_20_body">
      <style:text-properties officeooo:rsid="0041de7d" officeooo:paragraph-rsid="0041de7d"/>
    </style:style>
    <style:style style:name="P72" style:family="paragraph" style:parent-style-name="Text_20_body">
      <style:text-properties officeooo:rsid="0042c7bf" officeooo:paragraph-rsid="0042c7bf"/>
    </style:style>
    <style:style style:name="P73" style:family="paragraph" style:parent-style-name="Text_20_body">
      <style:text-properties officeooo:rsid="0043efbb" officeooo:paragraph-rsid="0043efbb"/>
    </style:style>
    <style:style style:name="P74" style:family="paragraph" style:parent-style-name="Text_20_body">
      <style:text-properties officeooo:rsid="011f6aa3" officeooo:paragraph-rsid="0043efbb"/>
    </style:style>
    <style:style style:name="T1" style:family="text">
      <style:text-properties officeooo:rsid="000f23bc"/>
    </style:style>
    <style:style style:name="T2" style:family="text">
      <style:text-properties officeooo:rsid="0015b137"/>
    </style:style>
    <style:style style:name="T3" style:family="text">
      <style:text-properties officeooo:rsid="0015c3fe"/>
    </style:style>
    <style:style style:name="T4" style:family="text">
      <style:text-properties officeooo:rsid="00176510"/>
    </style:style>
    <style:style style:name="T5" style:family="text">
      <style:text-properties officeooo:rsid="0017cf32"/>
    </style:style>
    <style:style style:name="T6" style:family="text">
      <style:text-properties fo:font-style="italic" officeooo:rsid="0017cf32" style:font-style-asian="italic" style:font-style-complex="italic"/>
    </style:style>
    <style:style style:name="T7" style:family="text">
      <style:text-properties fo:font-style="normal" officeooo:rsid="0017cf32" style:font-style-asian="normal" style:font-style-complex="normal"/>
    </style:style>
    <style:style style:name="T8" style:family="text">
      <style:text-properties fo:font-style="normal" officeooo:rsid="00180075" style:font-style-asian="normal" style:font-style-complex="normal"/>
    </style:style>
    <style:style style:name="T9" style:family="text">
      <style:text-properties fo:font-style="normal" officeooo:rsid="00199435"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11e52fe" style:font-style-asian="normal" style:font-weight-asian="normal" style:font-style-complex="normal" style:font-weight-complex="normal"/>
    </style:style>
    <style:style style:name="T12" style:family="text">
      <style:text-properties fo:font-style="normal" fo:font-weight="normal" officeooo:rsid="011e5cd1" style:font-style-asian="normal" style:font-weight-asian="normal" style:font-style-complex="normal" style:font-weight-complex="normal"/>
    </style:style>
    <style:style style:name="T13" style:family="text">
      <style:text-properties fo:font-style="normal" fo:font-weight="normal" officeooo:rsid="011f6aa3" style:font-style-asian="normal" style:font-weight-asian="normal" style:font-style-complex="normal" style:font-weight-complex="normal"/>
    </style:style>
    <style:style style:name="T14" style:family="text">
      <style:text-properties fo:font-style="normal" fo:font-weight="normal" officeooo:rsid="012313d1" style:font-style-asian="normal" style:font-weight-asian="normal" style:font-style-complex="normal" style:font-weight-complex="normal"/>
    </style:style>
    <style:style style:name="T15" style:family="text">
      <style:text-properties officeooo:rsid="001a7719"/>
    </style:style>
    <style:style style:name="T16" style:family="text">
      <style:text-properties officeooo:rsid="001d3828"/>
    </style:style>
    <style:style style:name="T17" style:family="text">
      <style:text-properties officeooo:rsid="001e575c"/>
    </style:style>
    <style:style style:name="T18" style:family="text">
      <style:text-properties officeooo:rsid="001e80c9"/>
    </style:style>
    <style:style style:name="T19" style:family="text">
      <style:text-properties officeooo:rsid="00213a8c"/>
    </style:style>
    <style:style style:name="T20" style:family="text">
      <style:text-properties officeooo:rsid="0022da46"/>
    </style:style>
    <style:style style:name="T21" style:family="text">
      <style:text-properties officeooo:rsid="00249f3a"/>
    </style:style>
    <style:style style:name="T22" style:family="text">
      <style:text-properties officeooo:rsid="0026843f"/>
    </style:style>
    <style:style style:name="T23" style:family="text">
      <style:text-properties officeooo:rsid="00286e10"/>
    </style:style>
    <style:style style:name="T24" style:family="text">
      <style:text-properties officeooo:rsid="0029e189"/>
    </style:style>
    <style:style style:name="T25" style:family="text">
      <style:text-properties officeooo:rsid="002e0dfd"/>
    </style:style>
    <style:style style:name="T26" style:family="text">
      <style:text-properties officeooo:rsid="0031ee5d"/>
    </style:style>
    <style:style style:name="T27" style:family="text">
      <style:text-properties officeooo:rsid="0033d1ae"/>
    </style:style>
    <style:style style:name="T28" style:family="text">
      <style:text-properties officeooo:rsid="00350cf5"/>
    </style:style>
    <style:style style:name="T29" style:family="text">
      <style:text-properties officeooo:rsid="00367477"/>
    </style:style>
    <style:style style:name="T30" style:family="text">
      <style:text-properties officeooo:rsid="0037298d"/>
    </style:style>
    <style:style style:name="T31" style:family="text">
      <style:text-properties officeooo:rsid="0038ef2c"/>
    </style:style>
    <style:style style:name="T32" style:family="text">
      <style:text-properties officeooo:rsid="00398abe"/>
    </style:style>
    <style:style style:name="T33" style:family="text">
      <style:text-properties officeooo:rsid="0039d986"/>
    </style:style>
    <style:style style:name="T34" style:family="text">
      <style:text-properties officeooo:rsid="003cb776"/>
    </style:style>
    <style:style style:name="T35" style:family="text">
      <style:text-properties officeooo:rsid="003ee3fe"/>
    </style:style>
    <style:style style:name="T36" style:family="text">
      <style:text-properties officeooo:rsid="0040a664"/>
    </style:style>
    <style:style style:name="T37" style:family="text">
      <style:text-properties officeooo:rsid="011f62a7"/>
    </style:style>
    <style:style style:name="T38" style:family="text">
      <style:text-properties officeooo:rsid="0041a0cc"/>
    </style:style>
    <style:style style:name="T39" style:family="text">
      <style:text-properties officeooo:rsid="0041de7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 text:is-list-header="true"><text:bookmark-start text:name="__RefHeading___Toc113_926555190"/><text:s/><text:span text:style-name="T1">Projekt Windows</text:span><text:bookmark-end text:name="__RefHeading___Toc113_926555190"/></text:h>
      <text:p text:style-name="Standard"/>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Inhaltsverzeichnis</text:p>
          </text:index-title>
          <text:p text:style-name="P6"><text:s/>Projekt Windows<text:tab/>1</text:p>
          <text:p text:style-name="P6">1 Einführung<text:tab/>3</text:p>
          <text:p text:style-name="P6">2 Systemverwaltung<text:tab/>3</text:p>
          <text:p text:style-name="P7">2.1 Nützliche Windowsprogramme<text:tab/>3</text:p>
          <text:p text:style-name="P8">2.1.1 Free Commander XE<text:tab/>3</text:p>
          <text:p text:style-name="P8">2.1.2 Libre Office<text:tab/>3</text:p>
          <text:p text:style-name="P7">2.2 Nützliche Windows interne Programme<text:tab/>4</text:p>
          <text:p text:style-name="P8">2.2.1 Editor<text:tab/>4</text:p>
          <text:p text:style-name="P8">2.2.2 Paint<text:tab/>4</text:p>
          <text:p text:style-name="P6">3 Programmierung<text:tab/>5</text:p>
          <text:p text:style-name="P7">3.1 Python<text:tab/>5</text:p>
          <text:p text:style-name="P8">3.1.1 10_First_try<text:tab/>5</text:p>
          <text:p text:style-name="P8">3.1.2 20_Morpheus_Tutorial<text:tab/>5</text:p>
          <text:p text:style-name="P8">3.1.3 30_Tkinter_Tutorial<text:tab/>5</text:p>
          <text:p text:style-name="P8">3.1.4 40_Eigene_Funktionen<text:tab/>6</text:p>
          <text:p text:style-name="P8">3.1.5 50_iPhone<text:tab/>6</text:p>
          <text:p text:style-name="P8">3.1.6 70_GPIO_Simulation<text:tab/>6</text:p>
          <text:p text:style-name="P8">3.1.7 80_PLAST_Library<text:tab/>6</text:p>
          <text:p text:style-name="P8">3.1.8 90_CANoe<text:tab/>6</text:p>
          <text:p text:style-name="P7">3.2 C Programmierung<text:tab/>7</text:p>
          <text:p text:style-name="P6">4 Git und GitHub<text:tab/>7</text:p>
          <text:p text:style-name="P7">4.1 Git<text:tab/>7</text:p>
          <text:p text:style-name="P8">4.1.1 Ablauf des Arbeitens mit dem Repository<text:tab/>7</text:p>
          <text:p text:style-name="P8">4.1.2 git clone<text:tab/>7</text:p>
          <text:p text:style-name="P8">4.1.3 git pull<text:tab/>8</text:p>
          <text:p text:style-name="P8">4.1.4 git status<text:tab/>8</text:p>
          <text:p text:style-name="P8">4.1.5 git log<text:tab/>9</text:p>
          <text:p text:style-name="P8">4.1.6 git add<text:tab/>9</text:p>
          <text:p text:style-name="P8">4.1.7 git commit<text:tab/>9</text:p>
          <text:p text:style-name="P8">4.1.8 git push<text:tab/>9</text:p>
          <text:p text:style-name="P6">5 Überschrift_5<text:tab/>10</text:p>
          <text:p text:style-name="P6">6 Überschrift_6<text:tab/>10</text:p>
          <text:p text:style-name="P6">7 Überschrift_7<text:tab/>10</text:p>
          <text:p text:style-name="P6">8 Überschrift_8<text:tab/>10</text:p>
          <text:p text:style-name="P6">9 Überschrift_9<text:tab/>10</text:p>
          <text:p text:style-name="P6">10 Quellen<text:tab/>10</text:p>
        </text:index-body>
      </text:table-of-content>
      <text:h text:style-name="P41" text:outline-level="1"/>
      <text:h text:style-name="P42" text:outline-level="1"><text:bookmark-start text:name="__RefHeading___Toc115_926555190"/>Einführung<text:bookmark-end text:name="__RefHeading___Toc115_926555190"/></text:h>
      <text:p text:style-name="P27">Diese Dokumentation habe ich angelegt, um neben dem Raspberry-Pi auch in Windows Programmieren zu können. Ich verwende die gleiche Programmierumgebung wie im Raspberry-Pi also CodeBlocks mit d<text:span text:style-name="T17">e</text:span>m GNU C++ Compiler für C und Geany für Python ( derzeit 3.10 ). Als graphische Oberflächen verwende ich <text:span text:style-name="T2">wxWidgets 3.0.5 für C,C++ und Tkinter für Python.</text:span></text:p>
      <text:h text:style-name="P43" text:outline-level="1"><text:bookmark-start text:name="__RefHeading___Toc117_926555190"/>Systemverwaltung<text:bookmark-end text:name="__RefHeading___Toc117_926555190"/></text:h>
      <text:p text:style-name="P30">Unter Systemverwaltung verstehe ich den Umgang mit Windows. Derzeit ist das für mich die Version 10, bei der ich am liebsten bleiben würde. Aber Microsoft zwingt meines Erachtens die Nutzer dazu, immer neue Versionen zu installieren, weil es keine Sicherheitsupdates mehr dafür bereit stellt. <text:span text:style-name="T21">Bei der Windows Vers</text:span><text:span text:style-name="T22">i</text:span><text:span text:style-name="T21">on 11 ist es sogar so, dass ein ältere Hardware des PC’s nicht mehr unterstützt wird, eine Nötigung zum Kauf finde ich. </text:span>Vielleicht kann ich die Version 10 weiter nutzen, wenn ich einen kostenpflichtigen Schutz ( bei mir zur Zeit AVG Antivirus aber noch die FREE Version ) installiere. <text:span text:style-name="T22">Vorteile habe ich bei neuen Windows Versionen nur sehr wenige entdeckt, aber einen Zwang, sich in eine neue Bedienung einzuarbeiten !</text:span></text:p>
      <text:h text:style-name="P45" text:outline-level="2"><text:bookmark-start text:name="__RefHeading___Toc3839_636208887"/>2.1 Nützliche Windowsprogramme<text:bookmark-end text:name="__RefHeading___Toc3839_636208887"/></text:h>
      <text:h text:style-name="P50" text:outline-level="3"><text:bookmark-start text:name="__RefHeading___Toc3841_636208887"/>2.1.1 Free Commander XE <text:bookmark-end text:name="__RefHeading___Toc3841_636208887"/></text:h>
      <text:p text:style-name="P9">Der Free Commander XE ist ein Programm um mit Dateien zu arbeiten, <text:span text:style-name="T23">sie zu kopieren, zu übertragen, zu löschen, umzubenennen, usw.. Es gibt ähnliche Programme für alle Betriebssysteme. Sie stammen von dem gleichen Ursprungsprogramm, dem Norton Commander ( beim LINUX Midnight Commander ) ab.</text:span></text:p>
      <text:h text:style-name="P51" text:outline-level="3"><text:bookmark-start text:name="__RefHeading___Toc3843_636208887"/>2.1.2 Libre Office<text:bookmark-end text:name="__RefHeading___Toc3843_636208887"/></text:h>
      <text:p text:style-name="P20">Die Office Programmsammlung von Microsoft MS Office ist bis heute kostenpflichtig, wenn man sie auf einem PC installiert ( bei der Windows Version 11 ist, glaube ich,<text:span text:style-name="T24"> jetzt </text:span>eine abgespeckte Version mit dabei). Das Libre Office ( früher Open Office ) ist wieder für Privatanwender <text:s/>kostenlos und bietet fast alle Funktionen <text:span text:style-name="T24">des MS Office ist aber ( subjektiv ) einfacher zu bedienen. Außerdem funktioniert es auf allen Betriebssystemen gleich , auch auf LINUX zum Beispiel.</text:span> </text:p>
      <text:h text:style-name="P46" text:outline-level="2" text:is-list-header="true"><text:bookmark-start text:name="__RefHeading___Toc4155_636208887"/>2.2 Nützliche Windows interne Programme<text:bookmark-end text:name="__RefHeading___Toc4155_636208887"/></text:h>
      <text:p text:style-name="P10">Es gibt ein paar mit Windows gelieferte Programme, die nützlich sind.</text:p>
      <text:h text:style-name="P52" text:outline-level="3"><text:bookmark-start text:name="__RefHeading___Toc4157_636208887"/>2.2.1 Editor<text:bookmark-end text:name="__RefHeading___Toc4157_636208887"/></text:h>
      <text:p text:style-name="P10">Der Windows Editor <text:span text:style-name="T25">( nicht WordPad !) </text:span><text:s/>ist so geblieben, wie er ursprünglich programmiert wurde. Das hat ein paar große Vorteile, <text:span text:style-name="T25">wenn man mit Text arbeiten muß. Ich stelle immer wieder fest, dass es Probleme mit den Textformatierungen gibt, wenn man sie kopiert ( z.B. aus dem Edge oder Chrome ). Die Formatierungen passen dann nicht und machen Schwierigkeiten sie in das Libre Office zu übernehmen. Das kann man umgehen, indem man den Text in den Editor kopiert und dann vom Editor in das gewünschte Programm. Der Editor akzeptiert nur den reinen Text, keine Formatierung, deshalb kann man dann im gewünschten Programm richtig fomatieren. </text:span></text:p>
      <text:h text:style-name="P53" text:outline-level="3"><text:bookmark-start text:name="__RefHeading___Toc4159_636208887"/>2.2.2 Paint <text:bookmark-end text:name="__RefHeading___Toc4159_636208887"/></text:h>
      <text:p text:style-name="P21">Auch Paint ( nicht 3D Paint ! ) ist so geblieben, wie es war. Es ist einfach zu bedienen, man kann Fotos oder Screenshots schnell für eine Bedienungsanleitung mit Pfeilen, Kästchen, Beschriftungen versehen und sie sehr schnell herstellen (wie auch hier im Dokument). </text:p>
      <text:p text:style-name="P4"/>
      <text:h text:style-name="P43" text:outline-level="1"><text:bookmark-start text:name="__RefHeading___Toc119_926555190"/>Programmierung<text:bookmark-end text:name="__RefHeading___Toc119_926555190"/></text:h>
      <text:h text:style-name="P47" text:outline-level="2"><text:bookmark-start text:name="__RefHeading___Toc3845_636208887"/>3.1 Python<text:bookmark-end text:name="__RefHeading___Toc3845_636208887"/></text:h>
      <text:p text:style-name="P28">Die Sprache Python musste/muss ich erst noch lernen. Dazu habe mir für Python folgende Verzeichnisse angelegt :</text:p>
      <text:p text:style-name="P28">10_First_try</text:p>
      <text:p text:style-name="P28">20_Morpheus_Tutorial</text:p>
      <text:p text:style-name="P28">30_Tkinter_Tutorial</text:p>
      <text:p text:style-name="P28">40_Eigene_Funktionen</text:p>
      <text:p text:style-name="P28">50_iPhone</text:p>
      <text:p text:style-name="P28">70_GPIO_Simulation</text:p>
      <text:p text:style-name="P28">80_PLAST_Library</text:p>
      <text:p text:style-name="P28">90_CANoe</text:p>
      <text:h text:style-name="P54" text:outline-level="3"><text:bookmark-start text:name="__RefHeading___Toc3847_636208887"/>3.1.1 <text:span text:style-name="T3">10_First_try</text:span><text:bookmark-end text:name="__RefHeading___Toc3847_636208887"/></text:h>
      <text:p text:style-name="P12">Das „Projekt“ First_Try.geany ( ..geany sind die Projektdatendateien vom Geany ) war, wie der Name schon vermuten läßt, <text:s/>als erster Versuch gedacht um die Programmierumgebung auszuprobieren. Ich habe es dann für sinnvoll gehalten mir ein Tutorial im YouTube anzusehen. <text:span text:style-name="T4">Ausgewählt habe ich das Morpheus Tutorial. Das hat dann zu dem zweiten Projekt 20_Morpheus_Tutorial geführt.</text:span></text:p>
      <text:h text:style-name="P55" text:outline-level="3" text:is-list-header="true"><text:bookmark-start text:name="__RefHeading___Toc3849_636208887"/>3.1.2 <text:span text:style-name="T3">20_Morpheus_Tutorial</text:span><text:bookmark-end text:name="__RefHeading___Toc3849_636208887"/></text:h>
      <text:p text:style-name="P13">In diesem Projekt habe ich die einzelnen Folgen der Serie in Programmabschnitte umgesetzt. Durch <text:s/>die Struktur eines Python Programms ist es nicht ganz einfach die Abschnitte in zeitlicher Reihenfolge im Programm wiederzufinden. <text:span text:style-name="T5">Ich habe deshalb Kommentare eingefügt, die die Programmteile den jeweiligen Folgen zuordnen : </text:span><text:span text:style-name="T6"># <text:s/>Morpheus Python Tutorial #3 <text:s/></text:span><text:span text:style-name="T7">z.B. </text:span><text:span text:style-name="T8">Zur Laufzeit <text:s/>des Programms wir aber nach den Abschnitten nicht gestoppt. </text:span><text:span text:style-name="T9">Da muß ich noch eine Überarbeitung vornehmen.</text:span></text:p>
      <text:h text:style-name="P56" text:outline-level="3"><text:bookmark-start text:name="__RefHeading___Toc3851_636208887"/>3.1.3 30_Tkinter_Tutorial<text:bookmark-end text:name="__RefHeading___Toc3851_636208887"/></text:h>
      <text:p text:style-name="P14">Wie ich in der Einführung bereits beschrieben habe, verwende ich als Programmiertool für die graphische Oberfläche das Tkinter. Es gibt verschiedene graphische Toolkits für Python, das Tkinter schien mir einfach zu lernen und die verfügbaren Elemente reichen für meine Zwecke völlig aus. <text:span text:style-name="T15">Soweit mir bekannt ist, ist das Tkinter bei den neueren Versionen des Python schon dabei, bei den älteren Versionen muß man es noch selbst nachinstallieren.</text:span></text:p>
      <text:h text:style-name="P57" text:outline-level="3"><text:bookmark-start text:name="__RefHeading___Toc3853_636208887"/><text:soft-page-break/>3.1.4 40_Eigene_Funktionen<text:bookmark-end text:name="__RefHeading___Toc3853_636208887"/></text:h>
      <text:p text:style-name="P15">Das Python ist einfach zu lernen, weil man am Anfang nicht sehr viel über Daten und Datenstrukturen wissen muß, wie i<text:span text:style-name="T16">n</text:span> C zum Beispiel. Aber im Laufe der Programmierung stößt man halt doch immer wieder auf Probleme, die man ohne die Kenntnisse darüber nicht lösen kann. Da ich hauptsächlich in C programmiert habe, habe ich mir ein Projekt angelegt, in dem ich einige Hilfsfunktionen aus der C – Programmierung in Python übertragen habe. Das erleichtert mir die Daten so anzulegen, wie ich das in C gewohnt war. Außerdem möchte ich dort auch nützliche Hilfsfunktionen nur für Python hinterlegen.</text:p>
      <text:h text:style-name="P58" text:outline-level="3"><text:bookmark-start text:name="__RefHeading___Toc3855_636208887"/>3.1.5 50_iPhone<text:bookmark-end text:name="__RefHeading___Toc3855_636208887"/></text:h>
      <text:p text:style-name="P16">Für das iPhone und iPad gibt es ebenfalls eine Python Programmierumgebung. Um dort auch ohne PC programmieren zu können, habe ich dieses Projekt angelegt. Allerdings habe ich noch keine Möglichkeit gefunden mit einem Repository des GitHub dort zu arbeiten. Ich muß also die Dateien in der iCloud speichern und dann auf einen PC übertragen und im GitHub archivieren.</text:p>
      <text:h text:style-name="P59" text:outline-level="3"><text:bookmark-start text:name="__RefHeading___Toc3857_636208887"/>3.1.6 70_GPIO_Simulation<text:bookmark-end text:name="__RefHeading___Toc3857_636208887"/></text:h>
      <text:p text:style-name="P17">Wie in der Einführung geschrieben liegt der Schwerpunkt meiner Programmierungen ja auf dem Raspberry-Pi. Dort hab ich das erste Python Programm mit dem Tkinter für die Ansteuerung der Hardware Ports ( GPIO ) geschrieben. Damit kann man die Digitalausgänge des Raspberry-Pi schalten. Die <text:span text:style-name="T18">Idee </text:span>hier beim Windows ist, die Hardwarefunktionen aus der Library als „Dummies“ zu integrieren, um <text:span text:style-name="T18">hier ohne die Hardware des Raspberry trotzdem programmieren zu können.</text:span></text:p>
      <text:h text:style-name="P60" text:outline-level="3"><text:bookmark-start text:name="__RefHeading___Toc3859_636208887"/>3.1.7 80_PLAST_Library<text:bookmark-end text:name="__RefHeading___Toc3859_636208887"/></text:h>
      <text:p text:style-name="P18">Es gibt für Testsysteme eine Python Library die sich PLAST nennt. Sie dient dazu, Testgeräte anzusteuern ( Netzgeräte, Signalgeneratoren, Relaisboxen usw.). Sie kann hilfreich sein.</text:p>
      <text:h text:style-name="P61" text:outline-level="3"><text:bookmark-start text:name="__RefHeading___Toc3861_636208887"/>3.1.8 90_CANoe<text:bookmark-end text:name="__RefHeading___Toc3861_636208887"/></text:h>
      <text:p text:style-name="P19">Eine Library für das VECTOR CANoe, ds CAN Bus Tool der Fa. VECTOR.</text:p>
      <text:h text:style-name="P48" text:outline-level="2"><text:bookmark-start text:name="__RefHeading___Toc3863_636208887"/>3.2 C Programmierung<text:bookmark-end text:name="__RefHeading___Toc3863_636208887"/></text:h>
      <text:h text:style-name="P44" text:outline-level="1"><text:bookmark-start text:name="__RefHeading___Toc121_926555190"/>Git und GitHub<text:bookmark-end text:name="__RefHeading___Toc121_926555190"/></text:h>
      <text:p text:style-name="P29">Zur Archivierung verwende ich das Tool Git vom LINUX Entwickler Linus Thorwalds und das Cloud-Portal GitHub. <text:span text:style-name="T19">Die Verwendung für private Zwecke ist bei Beiden kostenlos, </text:span><text:span text:style-name="T20">wenn man alles für andere Personen sichtbar macht</text:span><text:span text:style-name="T19">. </text:span><text:span text:style-name="T20">Natürlich kann man auch seine Programme auf einem USB Stick oder einer SD Karte speichern. </text:span><text:span text:style-name="T26">Der Vorteil ist jedoch, dass man die Programme nicht kopieren muß, sondern sie ganz einfach auf jedem PC, egal ob LINUX, MAC OS oder Windows von GitHub herunter laden kann. Und wenn sie mal versehentlich gelöscht wurden, kann man sie auch immer wieder herunterladen. </text:span><text:span text:style-name="T27">I</text:span><text:span text:style-name="T20">ch programmiere hier ja nur zum eigenen Spaß und freue mich, wenn Andere etwas davon brauchen können. </text:span></text:p>
      <text:h text:style-name="P49" text:outline-level="2"><text:bookmark-start text:name="__RefHeading___Toc4161_636208887"/>4.1 Git<text:bookmark-end text:name="__RefHeading___Toc4161_636208887"/></text:h>
      <text:p text:style-name="P11">Das Git dient zum Verwalten des Repositories auf dem eigenen PC und zum Hochladen des Repositories in das GitHub Portal. Dazu bedient man sich am besten eines <text:span text:style-name="T28">Textterminals ( in Windows zum Beispiel </text:span><text:span text:style-name="T29">die Eingabeaufforderung ). </text:span><text:span text:style-name="T30">Da der GNU C++ <text:s/>Compiler aus dem LINUX Umgebung stammt, wird bei der Installation des CodeBlocks auch ein Textterminal namens GitBash mitgeliefert. Diese braucht aber auch die Befehle des LINUX ( bzw. UNIX ähnlichen ) Betriebssystems ! </text:span><text:span text:style-name="T31">Das Git funktioniert aber grundsätzlich mit beiden Terminals. </text:span><text:span text:style-name="T32">Wer die Texteingabe grundsätzlich schrecklich findet, kann auch die GitGUI nutzen. GUI heißt hier Graphical User Interface, also graphische Benutzeroberfläche. Allerdings mache ich das nicht. </text:span><text:span text:style-name="T33">Für die Einzelbenutzung reichen mit beim Git ein paar einfache Befehle. </text:span></text:p>
      <text:h text:style-name="P62" text:outline-level="3"><text:bookmark-start text:name="__RefHeading___Toc4163_636208887"/>4.1.1 Ablauf des Arbeitens mit dem Repository<text:bookmark-end text:name="__RefHeading___Toc4163_636208887"/></text:h>
      <text:p text:style-name="P35">Beim Arbeiten mit einem Repository sollte man eine bestimmte Reihenfolge einhalten, wenn man keine Probleme bekommen will :</text:p>
      <text:p text:style-name="P35"><text:s/></text:p>
      <text:h text:style-name="P64" text:outline-level="3"><text:bookmark-start text:name="__RefHeading___Toc4165_636208887"/>4.1.<text:span text:style-name="T35">2</text:span> git clone<text:bookmark-end text:name="__RefHeading___Toc4165_636208887"/></text:h>
      <text:p text:style-name="P22">Beispiel : </text:p>
      <text:p text:style-name="P31">git clone https://github.com/hlech65730/Documentation.git</text:p>
      <text:p text:style-name="P22">- das braucht man um ein Repository auf den PC zu laden. Ich habe mir ein Verzeichnis „Repositories“ auf den meisten Rechnern im jeweiligen Stammlaufwerk angelegt um die benötigten Repositories dort hinein zu klonen. Im Windows ist das direkt auf dem C: Bzw D: Laufwerk, im Debian und auf den Macs das /Home Verzeichnis.</text:p>
      <text:p text:style-name="P23"/>
      <text:h text:style-name="P65" text:outline-level="3" text:is-list-header="true"><text:bookmark-start text:name="__RefHeading___Toc4167_636208887"/>4.1.<text:span text:style-name="T35">3</text:span> git pull<text:bookmark-end text:name="__RefHeading___Toc4167_636208887"/></text:h>
      <text:p text:style-name="P24">Beispiel:</text:p>
      <text:p text:style-name="P33">git pull</text:p>
      <text:p text:style-name="P34">– holt eventuelle Änderungen aus dem Github - Repository und aktualisiert das eigene Repository. <text:span text:style-name="T34">Sollte man immer machen, bevor man auf einem PC anfängt zu arbeiten um evtl. Änderungen, die man auf einem anderen PC gemacht hat, herunter zu laden. Ansonsten hat man einen Konflikt, wenn man eine Änderung macht und dann hochladen will.</text:span></text:p>
      <text:p text:style-name="P34"/>
      <text:h text:style-name="P66" text:outline-level="3"><text:bookmark-start text:name="__RefHeading___Toc3709_3068843659"/>4.1.4 git status<text:bookmark-end text:name="__RefHeading___Toc3709_3068843659"/></text:h>
      <text:p text:style-name="P26">Beispiel :</text:p>
      <text:p text:style-name="P26">git status</text:p>
      <text:p text:style-name="P26">- <text:span text:style-name="T11">zeigt den aktuellen Zustand des eigenen Repositories und des aktuellen Branches an, also ob man schon Änderungen gemacht hat und ob man sie schon committed hat. </text:span><text:span text:style-name="T12">Auch neue oder gelöschte Files.</text:span></text:p>
      <text:h text:style-name="P63" text:outline-level="3"><text:bookmark-start text:name="__RefHeading___Toc4169_636208887"/>4.1.<text:span text:style-name="T39">5</text:span> git <text:span text:style-name="T36">log</text:span><text:bookmark-end text:name="__RefHeading___Toc4169_636208887"/></text:h>
      <text:p text:style-name="P25">Beispiel :</text:p>
      <text:p text:style-name="P32">git <text:span text:style-name="T36">log</text:span></text:p>
      <text:p text:style-name="P70">– <text:span text:style-name="T36">z</text:span>eigt d<text:span text:style-name="T36">en Ablauf aller</text:span> <text:span text:style-name="T38">C</text:span>ommits für das aktuelle Repository und Branch. <text:span text:style-name="T37">Mit dem </text:span><text:span text:style-name="T36">zugehörigen </text:span><text:span text:style-name="T37">Hash-Wert.</text:span></text:p>
      <text:p text:style-name="P70"/>
      <text:h text:style-name="P67" text:outline-level="3"><text:bookmark-start text:name="__RefHeading___Toc3711_3068843659"/><text:span text:style-name="T39">4.1.6 git add</text:span><text:bookmark-end text:name="__RefHeading___Toc3711_3068843659"/></text:h>
      <text:p text:style-name="P71">Beispiel :</text:p>
      <text:p text:style-name="P71">git add filename.xyz</text:p>
      <text:p text:style-name="P71">- <text:span text:style-name="T13">wenn ein neues Files generiert oder einkopiert wird, kann man es damit zum Commit dazufügen.</text:span></text:p>
      <text:h text:style-name="P68" text:outline-level="3"><text:bookmark-start text:name="__RefHeading___Toc3713_3068843659"/>4.1.7 git commit<text:bookmark-end text:name="__RefHeading___Toc3713_3068843659"/></text:h>
      <text:p text:style-name="P72">Beispiel :</text:p>
      <text:p text:style-name="P72">git commit -m „Autor: Kommentar zu der gemachten Änderung“ </text:p>
      <text:p text:style-name="P72">- <text:span text:style-name="T13">mit dem Commit werden alle geänderten, und mit git add neu hinzugefügten Files in das eigene Repository übernommen. </text:span><text:span text:style-name="T14">Mit dem Parameter -m kann man einen Kommentar hinzufügen.</text:span></text:p>
      <text:h text:style-name="P69" text:outline-level="3"><text:bookmark-start text:name="__RefHeading___Toc3715_3068843659"/>4.1.8 git push<text:bookmark-end text:name="__RefHeading___Toc3715_3068843659"/></text:h>
      <text:p text:style-name="P73">Beispiel :</text:p>
      <text:p text:style-name="P73">git push</text:p>
      <text:p text:style-name="P74"><text:span text:style-name="T10">- Damit kann man die mit dem Commit in das eigene Repository übernommenen Änderungen auf das Github – Repository hochladen</text:span></text:p>
      <text:p text:style-name="P73"/>
      <text:h text:style-name="Heading_20_1" text:outline-level="1"><text:bookmark-start text:name="__RefHeading___Toc123_926555190"/><text:soft-page-break/>Überschrift_5<text:bookmark-end text:name="__RefHeading___Toc123_926555190"/></text:h>
      <text:h text:style-name="Heading_20_1" text:outline-level="1"><text:bookmark-start text:name="__RefHeading___Toc125_926555190"/>Überschrift_6<text:bookmark-end text:name="__RefHeading___Toc125_926555190"/></text:h>
      <text:h text:style-name="Heading_20_1" text:outline-level="1"><text:bookmark-start text:name="__RefHeading___Toc127_926555190"/>Überschrift_7<text:bookmark-end text:name="__RefHeading___Toc127_926555190"/></text:h>
      <text:h text:style-name="Heading_20_1" text:outline-level="1"><text:bookmark-start text:name="__RefHeading___Toc129_926555190"/>Überschrift_8<text:bookmark-end text:name="__RefHeading___Toc129_926555190"/></text:h>
      <text:h text:style-name="Heading_20_1" text:outline-level="1"><text:bookmark-start text:name="__RefHeading___Toc131_926555190"/>Überschrift_9<text:bookmark-end text:name="__RefHeading___Toc131_926555190"/></text:h>
      <text:h text:style-name="Heading_20_1" text:outline-level="1"><text:bookmark-start text:name="__RefHeading___Toc133_926555190"/>Quellen<text:bookmark-end text:name="__RefHeading___Toc133_926555190"/></text:h>
      <text:p text:style-name="Text_20_body">[1] Buch von Theodor Heuss</text:p>
      <text:p text:style-name="Text_20_body">[2] Webside <text:a xlink:type="simple" xlink:href="http://www.sowieso.de/" text:style-name="Internet_20_link" text:visited-style-name="Visited_20_Internet_20_Link">www.sowieso.de</text:a></text:p>
      <text:p text:style-name="Text_20_body">[3] us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pitch="variable"/>
    <style:font-face style:name="Andale Sans UI" svg:font-family="'Andale Sans UI'" style:font-family-generic="system" style:font-pitch="variable"/>
    <style:font-face style:name="Tahoma" svg:font-family="Tahoma"/>
    <style:font-face style:name="Tahoma1" svg:font-family="Tahoma"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horndale" fo:font-size="12pt" fo:language="de" fo:country="DE" style:font-name-asian="Andale Sans UI" style:font-size-asian="12pt" style:language-asian="de" style:country-asian="DE" style:font-name-complex="Tahoma1"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horndale" fo:font-size="12pt" fo:language="de" fo:country="DE" style:font-name-asian="Andale Sans UI" style:font-size-asian="12pt" style:language-asian="de" style:country-asian="DE" style:font-name-complex="Tahoma1"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998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font-size-asian="10pt" style:font-size-complex="10pt"/>
    </style:style>
    <style:style style:name="MP2" style:family="paragraph" style:parent-style-name="Header">
      <style:text-properties fo:font-size="10pt" style:font-size-asian="10pt" style:font-size-complex="10pt"/>
    </style:style>
    <style:style style:name="MP3" style:family="paragraph" style:parent-style-name="Header">
      <style:text-properties fo:font-size="10pt" style:text-underline-style="solid" style:text-underline-width="auto" style:text-underline-color="font-color"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Dipl.Ing (FH) Holger Lech</text:p>
        <text:p text:style-name="MP1">Hadamarstr.22B</text:p>
        <text:p text:style-name="MP2">93051 Regensburg<text:tab/> <text:s text:c="128"/><text:date style:data-style-name="N37" text:date-value="2023-10-04T19:54:29.394000107">04.10.23</text:date></text:p>
        <text:p text:style-name="MP3">Tel: 0941/3996404 <text:s text:c="161"/></text:p>
      </style:header>
      <style:footer>
        <text:p text:style-name="MP1">________________________________________________________________________________________________</text:p>
        <text:p text:style-name="MP1"><text:s text:c="183"/><text:page-number text:select-page="current">10</text:page-number>/<text:page-count>10</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title>Dokument für Linux/Debian/Raspbian Betriebssystem </dc:title>
    <meta:creation-date>2009-01-04T20:45:45</meta:creation-date>
    <dc:date>2023-10-04T19:54:29.248000000</dc:date>
    <dc:language>de-DE</dc:language>
    <meta:editing-cycles>71</meta:editing-cycles>
    <meta:editing-duration>PT6H12M</meta:editing-duration>
    <meta:document-statistic meta:table-count="0" meta:image-count="0" meta:object-count="0" meta:page-count="10" meta:paragraph-count="131" meta:word-count="1667" meta:character-count="11288" meta:non-whitespace-character-count="9263"/>
    <meta:user-defined meta:name="Info 1">Holger Lech</meta:user-defined>
    <meta:user-defined meta:name="Info 2"/>
    <meta:user-defined meta:name="Info 3"/>
    <meta:user-defined meta:name="Info 4"/>
  </office:meta>
</office:document-meta>
</file>